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e9224"/>
    </style:style>
    <style:style style:name="P2" style:family="paragraph" style:parent-style-name="Standard">
      <style:paragraph-properties fo:break-before="column"/>
      <style:text-properties officeooo:rsid="001e9224" officeooo:paragraph-rsid="001e9224"/>
    </style:style>
    <style:style style:name="T1" style:family="text">
      <style:text-properties officeooo:rsid="001e9224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T1">Before column break</text:span></text:p>
        <text:p text:style-name="P2">after column break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7:15:26.725080404</meta:creation-date>
    <dc:date>2016-08-30T17:18:02.606193869</dc:date>
    <meta:editing-duration>PT2M38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